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icles=2001to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 table:number-columns-spanned="3" table:number-rows-spanned="1">
            <text:p>One island decide</text:p>
          </table:table-cell>
          <table:covered-table-cell table:style-name="ce1"/>
          <table:covered-table-cell table:style-name="ce10"/>
          <table:table-cell table:style-name="ce1"/>
          <table:table-cell table:style-name="ce10"/>
          <table:table-cell table:style-name="ce1"/>
          <table:table-cell table:style-name="ce10"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10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10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10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10" office:value-type="string" calcext:value-type="string">
            <text:p>T10 RAT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18" calcext:value-type="float">
            <text:p>5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91" calcext:value-type="float">
            <text:p>5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41" calcext:value-type="float">
            <text:p>4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93" calcext:value-type="float">
            <text:p>46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3" calcext:value-type="float">
            <text:p>43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76" calcext:value-type="float">
            <text:p>43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4" calcext:value-type="float">
            <text:p>4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2" calcext:value-type="float">
            <text:p>351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50" calcext:value-type="float">
            <text:p>2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9" calcext:value-type="float">
            <text:p>2129</text:p>
          </table:table-cell>
          <table:table-cell office:value-type="percentage" office:value="0.9333" calcext:value-type="percentage">
            <text:p>93,33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3" calcext:value-type="float">
            <text:p>18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" calcext:value-type="float">
            <text:p>18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88" calcext:value-type="float">
            <text:p>395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684" calcext:value-type="float">
            <text:p>376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98" calcext:value-type="float">
            <text:p>267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3" calcext:value-type="float">
            <text:p>1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" calcext:value-type="float">
            <text:p>1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6" calcext:value-type="float">
            <text:p>22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2" calcext:value-type="float">
            <text:p>21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13" calcext:value-type="float">
            <text:p>4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87" calcext:value-type="float">
            <text:p>7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9" calcext:value-type="float">
            <text:p>6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76" calcext:value-type="float">
            <text:p>50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67" calcext:value-type="float">
            <text:p>12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08" calcext:value-type="float">
            <text:p>11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98" calcext:value-type="float">
            <text:p>71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07" calcext:value-type="float">
            <text:p>12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63" calcext:value-type="float">
            <text:p>11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8" calcext:value-type="float">
            <text:p>83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43" calcext:value-type="float">
            <text:p>3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60" calcext:value-type="float">
            <text:p>29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2" calcext:value-type="float">
            <text:p>269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75" calcext:value-type="float">
            <text:p>5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5" calcext:value-type="float">
            <text:p>5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8" calcext:value-type="float">
            <text:p>41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5" calcext:value-type="float">
            <text:p>4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5" calcext:value-type="float">
            <text:p>41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6" calcext:value-type="float">
            <text:p>9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2" calcext:value-type="float">
            <text:p>9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10" calcext:value-type="float">
            <text:p>891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4" calcext:value-type="float">
            <text:p>187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74" calcext:value-type="float">
            <text:p>19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08" calcext:value-type="float">
            <text:p>166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2" calcext:value-type="float">
            <text:p>911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138" calcext:value-type="float">
            <text:p>813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365" calcext:value-type="float">
            <text:p>2365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01" calcext:value-type="float">
            <text:p>89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0" calcext:value-type="float">
            <text:p>83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98" calcext:value-type="float">
            <text:p>4098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8" calcext:value-type="float">
            <text:p>8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5" calcext:value-type="float">
            <text:p>8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5" calcext:value-type="float">
            <text:p>553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7" calcext:value-type="float">
            <text:p>5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0" calcext:value-type="float">
            <text:p>5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4" calcext:value-type="float">
            <text:p>388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7" calcext:value-type="float">
            <text:p>7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65" calcext:value-type="float">
            <text:p>5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36" calcext:value-type="float">
            <text:p>3436</text:p>
          </table:table-cell>
          <table:table-cell office:value-type="percentage" office:value="0.8667" calcext:value-type="percentage">
            <text:p>86,67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1" calcext:value-type="float">
            <text:p>72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58" calcext:value-type="float">
            <text:p>70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61" calcext:value-type="float">
            <text:p>646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49" calcext:value-type="float">
            <text:p>8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72" calcext:value-type="float">
            <text:p>84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56" calcext:value-type="float">
            <text:p>725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09" calcext:value-type="float">
            <text:p>9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08" calcext:value-type="float">
            <text:p>9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62" calcext:value-type="float">
            <text:p>816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7" calcext:value-type="float">
            <text:p>130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33" calcext:value-type="float">
            <text:p>124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29" calcext:value-type="float">
            <text:p>862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9" calcext:value-type="float">
            <text:p>32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1" calcext:value-type="float">
            <text:p>31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36" calcext:value-type="float">
            <text:p>293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1" calcext:value-type="float">
            <text:p>32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7" calcext:value-type="float">
            <text:p>31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2" calcext:value-type="float">
            <text:p>289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2"/>
          <table:table-cell table:style-name="ce2" table:formula="of:=SUM([.B3:.B35])" office:value-type="float" office:value="298267" calcext:value-type="float">
            <text:p>298267</text:p>
          </table:table-cell>
          <table:table-cell table:style-name="ce6" table:formula="of:=AVERAGE([.C3:.C35])" office:value-type="percentage" office:value="1" calcext:value-type="percentage">
            <text:p>100,00%</text:p>
          </table:table-cell>
          <table:table-cell table:style-name="ce7" table:formula="of:=SUM([.D3:.D35])" office:value-type="float" office:value="233440" calcext:value-type="float">
            <text:p>233440</text:p>
          </table:table-cell>
          <table:table-cell table:style-name="ce6" table:formula="of:=AVERAGE([.E3:.E35])" office:value-type="percentage" office:value="0.997981818181818" calcext:value-type="percentage">
            <text:p>99,80%</text:p>
          </table:table-cell>
          <table:table-cell table:style-name="ce7" table:formula="of:=SUM([.F3:.F35])" office:value-type="float" office:value="223751" calcext:value-type="float">
            <text:p>223751</text:p>
          </table:table-cell>
          <table:table-cell table:style-name="ce6" table:formula="of:=AVERAGE([.G3:.G35])" office:value-type="percentage" office:value="0.995960606060606" calcext:value-type="percentage">
            <text:p>99,60%</text:p>
          </table:table-cell>
          <table:table-cell table:style-name="ce7" table:formula="of:=SUM([.H3:.H35])" office:value-type="float" office:value="172408" calcext:value-type="float">
            <text:p>172408</text:p>
          </table:table-cell>
          <table:table-cell table:style-name="ce6" table:formula="of:=AVERAGE([.I3:.I35])" office:value-type="percentage" office:value="0.978787878787879" calcext:value-type="percentage">
            <text:p>97,88%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two islands decide</text:p>
          </table:table-cell>
          <table:covered-table-cell table:style-name="ce1"/>
          <table:covered-table-cell table:style-name="ce10"/>
          <table:table-cell table:style-name="ce1"/>
          <table:table-cell table:style-name="ce10"/>
          <table:table-cell table:style-name="ce1"/>
          <table:table-cell table:style-name="ce10"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10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10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10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10" office:value-type="string" calcext:value-type="string">
            <text:p>T10 RAT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7" calcext:value-type="float">
            <text:p>55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7" calcext:value-type="float">
            <text:p>488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8" calcext:value-type="float">
            <text:p>50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8" calcext:value-type="float">
            <text:p>48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77" calcext:value-type="float">
            <text:p>45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7" calcext:value-type="float">
            <text:p>4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35" calcext:value-type="float">
            <text:p>45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5" calcext:value-type="float">
            <text:p>38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5" calcext:value-type="float">
            <text:p>18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2" calcext:value-type="float">
            <text:p>2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0" calcext:value-type="float">
            <text:p>23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3" calcext:value-type="float">
            <text:p>2243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1" calcext:value-type="float">
            <text:p>179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731" calcext:value-type="float">
            <text:p>41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30" calcext:value-type="float">
            <text:p>4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44" calcext:value-type="float">
            <text:p>2994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0" calcext:value-type="float">
            <text:p>183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7" calcext:value-type="float">
            <text:p>18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9" calcext:value-type="float">
            <text:p>2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5" calcext:value-type="float">
            <text:p>21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11" calcext:value-type="float">
            <text:p>48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12" calcext:value-type="float">
            <text:p>4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08" calcext:value-type="float">
            <text:p>42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68" calcext:value-type="float">
            <text:p>7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60" calcext:value-type="float">
            <text:p>72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98" calcext:value-type="float">
            <text:p>55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46" calcext:value-type="float">
            <text:p>151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93" calcext:value-type="float">
            <text:p>13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20" calcext:value-type="float">
            <text:p>86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2" calcext:value-type="float">
            <text:p>13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78" calcext:value-type="float">
            <text:p>121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42" calcext:value-type="float">
            <text:p>92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8" calcext:value-type="float">
            <text:p>31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83" calcext:value-type="float">
            <text:p>28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72" calcext:value-type="float">
            <text:p>6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9" calcext:value-type="float">
            <text:p>5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77" calcext:value-type="float">
            <text:p>4877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37" calcext:value-type="float">
            <text:p>4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6" calcext:value-type="float">
            <text:p>4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07" calcext:value-type="float">
            <text:p>37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1" calcext:value-type="float">
            <text:p>104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39" calcext:value-type="float">
            <text:p>10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3" calcext:value-type="float">
            <text:p>947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36" calcext:value-type="float">
            <text:p>19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60" calcext:value-type="float">
            <text:p>20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54" calcext:value-type="float">
            <text:p>2065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47" calcext:value-type="float">
            <text:p>102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54" calcext:value-type="float">
            <text:p>97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5" calcext:value-type="float">
            <text:p>5065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83" calcext:value-type="float">
            <text:p>91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7" calcext:value-type="float">
            <text:p>88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96" calcext:value-type="float">
            <text:p>699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2" calcext:value-type="float">
            <text:p>9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05" calcext:value-type="float">
            <text:p>8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3" calcext:value-type="float">
            <text:p>728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3" calcext:value-type="float">
            <text:p>54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01" calcext:value-type="float">
            <text:p>53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32" calcext:value-type="float">
            <text:p>81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8" calcext:value-type="float">
            <text:p>7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23" calcext:value-type="float">
            <text:p>45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7" calcext:value-type="float">
            <text:p>7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04" calcext:value-type="float">
            <text:p>7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34" calcext:value-type="float">
            <text:p>68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16" calcext:value-type="float">
            <text:p>89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15" calcext:value-type="float">
            <text:p>87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0" calcext:value-type="float">
            <text:p>80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40" calcext:value-type="float">
            <text:p>102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91" calcext:value-type="float">
            <text:p>10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75" calcext:value-type="float">
            <text:p>91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3" calcext:value-type="float">
            <text:p>139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1" calcext:value-type="float">
            <text:p>133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0" calcext:value-type="float">
            <text:p>976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9" calcext:value-type="float">
            <text:p>33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9" calcext:value-type="float">
            <text:p>33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4" calcext:value-type="float">
            <text:p>299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2" calcext:value-type="float">
            <text:p>33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63" calcext:value-type="float">
            <text:p>3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1" calcext:value-type="float">
            <text:p>30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2"/>
          <table:table-cell table:style-name="ce2" table:formula="of:=SUM([.B40:.B72])" office:value-type="float" office:value="298267" calcext:value-type="float">
            <text:p>298267</text:p>
          </table:table-cell>
          <table:table-cell table:style-name="ce6" table:formula="of:=AVERAGE([.C40:.C72])" office:value-type="percentage" office:value="1" calcext:value-type="percentage">
            <text:p>100,00%</text:p>
          </table:table-cell>
          <table:table-cell table:style-name="ce7" table:formula="of:=SUM([.D40:.D72])" office:value-type="float" office:value="249454" calcext:value-type="float">
            <text:p>249454</text:p>
          </table:table-cell>
          <table:table-cell table:style-name="ce6" table:formula="of:=AVERAGE([.E40:.E72])" office:value-type="percentage" office:value="1" calcext:value-type="percentage">
            <text:p>100,00%</text:p>
          </table:table-cell>
          <table:table-cell table:style-name="ce7" table:formula="of:=SUM([.F40:.F72])" office:value-type="float" office:value="242715" calcext:value-type="float">
            <text:p>242715</text:p>
          </table:table-cell>
          <table:table-cell table:style-name="ce6" table:formula="of:=AVERAGE([.G40:.G72])" office:value-type="percentage" office:value="1" calcext:value-type="percentage">
            <text:p>100,00%</text:p>
          </table:table-cell>
          <table:table-cell table:style-name="ce7" table:formula="of:=SUM([.H40:.H72])" office:value-type="float" office:value="197913" calcext:value-type="float">
            <text:p>197913</text:p>
          </table:table-cell>
          <table:table-cell table:style-name="ce6" table:formula="of:=AVERAGE([.I40:.I72])" office:value-type="percentage" office:value="0.991921212121212" calcext:value-type="percentage">
            <text:p>99,19%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all terminate</text:p>
          </table:table-cell>
          <table:covered-table-cell table:style-name="ce1"/>
          <table:covered-table-cell table:style-name="ce10"/>
          <table:table-cell table:style-name="ce1"/>
          <table:table-cell table:style-name="ce10"/>
          <table:table-cell table:style-name="ce1"/>
          <table:table-cell table:style-name="ce10"/>
          <table:table-cell table:style-name="ce1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10" office:value-type="string" calcext:value-type="string">
            <text:p>T1_RATE</text:p>
          </table:table-cell>
          <table:table-cell table:style-name="ce1" office:value-type="string" calcext:value-type="string">
            <text:p>T4_CALLS</text:p>
          </table:table-cell>
          <table:table-cell table:style-name="ce10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10" office:value-type="string" calcext:value-type="string">
            <text:p>T5_RATE</text:p>
          </table:table-cell>
          <table:table-cell table:style-name="ce1" office:value-type="string" calcext:value-type="string">
            <text:p>T10 CALLS</text:p>
          </table:table-cell>
          <table:table-cell table:style-name="ce10" office:value-type="string" calcext:value-type="string">
            <text:p>T10 RAT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69" calcext:value-type="float">
            <text:p>5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89" calcext:value-type="float">
            <text:p>59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0" calcext:value-type="float">
            <text:p>64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" calcext:value-type="float">
            <text:p>5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6" calcext:value-type="float">
            <text:p>5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5" calcext:value-type="float">
            <text:p>584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06" calcext:value-type="float">
            <text:p>5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7" calcext:value-type="float">
            <text:p>54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76" calcext:value-type="float">
            <text:p>57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" calcext:value-type="float">
            <text:p>1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1" calcext:value-type="float">
            <text:p>18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IGAR10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9" calcext:value-type="float">
            <text:p>2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0" calcext:value-type="float">
            <text:p>273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4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SCUS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62" calcext:value-type="float">
            <text:p>442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08" calcext:value-type="float">
            <text:p>488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31" calcext:value-type="float">
            <text:p>707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0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" calcext:value-type="float">
            <text:p>1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64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7" calcext:value-type="float">
            <text:p>2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3" calcext:value-type="float">
            <text:p>2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8" calcext:value-type="float">
            <text:p>218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7" calcext:value-type="float">
            <text:p>2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8" calcext:value-type="float">
            <text:p>26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35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56" calcext:value-type="float">
            <text:p>5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1" calcext:value-type="float">
            <text:p>54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6" calcext:value-type="float">
            <text:p>554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2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17" calcext:value-type="float">
            <text:p>90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07" calcext:value-type="float">
            <text:p>8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28" calcext:value-type="float">
            <text:p>852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59" calcext:value-type="float">
            <text:p>18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77" calcext:value-type="float">
            <text:p>174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60" calcext:value-type="float">
            <text:p>2146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44" calcext:value-type="float">
            <text:p>16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60" calcext:value-type="float">
            <text:p>15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42" calcext:value-type="float">
            <text:p>150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65" calcext:value-type="float">
            <text:p>34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8" calcext:value-type="float">
            <text:p>3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45" calcext:value-type="float">
            <text:p>7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44" calcext:value-type="float">
            <text:p>72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5" calcext:value-type="float">
            <text:p>77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65" calcext:value-type="float">
            <text:p>52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7" calcext:value-type="float">
            <text:p>5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1" calcext:value-type="float">
            <text:p>517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78" calcext:value-type="float">
            <text:p>118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10" calcext:value-type="float">
            <text:p>116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50" calcext:value-type="float">
            <text:p>152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4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56" calcext:value-type="float">
            <text:p>21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05" calcext:value-type="float">
            <text:p>23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863" calcext:value-type="float">
            <text:p>5786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OSENBROCK8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05" calcext:value-type="float">
            <text:p>11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26" calcext:value-type="float">
            <text:p>11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485" calcext:value-type="float">
            <text:p>154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72" calcext:value-type="float">
            <text:p>10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14" calcext:value-type="float">
            <text:p>103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76" calcext:value-type="float">
            <text:p>131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8" calcext:value-type="float">
            <text:p>10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2" calcext:value-type="float">
            <text:p>10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71" calcext:value-type="float">
            <text:p>1257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63" calcext:value-type="float">
            <text:p>60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22" calcext:value-type="float">
            <text:p>6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87" calcext:value-type="float">
            <text:p>688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01" calcext:value-type="float">
            <text:p>92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85" calcext:value-type="float">
            <text:p>9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95" calcext:value-type="float">
            <text:p>1169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51" calcext:value-type="float">
            <text:p>8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54" calcext:value-type="float">
            <text:p>84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37" calcext:value-type="float">
            <text:p>1053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65" calcext:value-type="float">
            <text:p>9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06" calcext:value-type="float">
            <text:p>100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76" calcext:value-type="float">
            <text:p>132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5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22" calcext:value-type="float">
            <text:p>115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56" calcext:value-type="float">
            <text:p>11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64" calcext:value-type="float">
            <text:p>1596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27" calcext:value-type="float">
            <text:p>149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90" calcext:value-type="float">
            <text:p>15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68" calcext:value-type="float">
            <text:p>22368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TEST2N7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3" calcext:value-type="float">
            <text:p>37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3" calcext:value-type="float">
            <text:p>3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1" calcext:value-type="float">
            <text:p>389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3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19" calcext:value-type="float">
            <text:p>37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0" calcext:value-type="float">
            <text:p>37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22" calcext:value-type="float">
            <text:p>39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30N4</text:p>
          </table:table-cell>
        </table:table-row>
        <table:table-row table:style-name="ro2">
          <table:table-cell table:style-name="ce2"/>
          <table:table-cell table:style-name="ce2" table:formula="of:=SUM([.B77:.B109])" office:value-type="float" office:value="298267" calcext:value-type="float">
            <text:p>298267</text:p>
          </table:table-cell>
          <table:table-cell table:style-name="ce6" table:formula="of:=AVERAGE([.C77:.C109])" office:value-type="percentage" office:value="1" calcext:value-type="percentage">
            <text:p>100,00%</text:p>
          </table:table-cell>
          <table:table-cell table:style-name="ce7" table:formula="of:=SUM([.D77:.D109])" office:value-type="float" office:value="276787" calcext:value-type="float">
            <text:p>276787</text:p>
          </table:table-cell>
          <table:table-cell table:style-name="ce6" table:formula="of:=AVERAGE([.E77:.E109])" office:value-type="percentage" office:value="1" calcext:value-type="percentage">
            <text:p>100,00%</text:p>
          </table:table-cell>
          <table:table-cell table:style-name="ce7" table:formula="of:=SUM([.F77:.F109])" office:value-type="float" office:value="283464" calcext:value-type="float">
            <text:p>283464</text:p>
          </table:table-cell>
          <table:table-cell table:style-name="ce6" table:formula="of:=AVERAGE([.G77:.G109])" office:value-type="percentage" office:value="1" calcext:value-type="percentage">
            <text:p>100,00%</text:p>
          </table:table-cell>
          <table:table-cell table:style-name="ce7" table:formula="of:=SUM([.H77:.H109])" office:value-type="float" office:value="377439" calcext:value-type="float">
            <text:p>377439</text:p>
          </table:table-cell>
          <table:table-cell table:style-name="ce6" table:formula="of:=AVERAGE([.I77:.I109])" office:value-type="percentage" office:value="0.998990909090909" calcext:value-type="percentage">
            <text:p>99,90%</text:p>
          </table:table-cell>
          <table:table-cell table:style-name="ce2"/>
        </table:table-row>
      </table:table>
      <table:table table:name="Particles=2001toN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row table:style-name="ro3">
          <table:table-cell table:style-name="ce1" table:number-columns-repeated="2"/>
          <table:table-cell table:style-name="ce10"/>
          <table:table-cell table:style-name="ce8" office:value-type="string" calcext:value-type="string" table:number-columns-spanned="6" table:number-rows-spanned="1">
            <text:p>ONE ISLAND DECIDE</text:p>
          </table:table-cell>
          <table:covered-table-cell table:style-name="ce10"/>
          <table:covered-table-cell table:style-name="ce1"/>
          <table:covered-table-cell table:style-name="ce10"/>
          <table:covered-table-cell table:style-name="ce1"/>
          <table:covered-table-cell table:style-name="ce10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10" office:value-type="string" calcext:value-type="string">
            <text:p>T1_RATE</text:p>
          </table:table-cell>
          <table:table-cell table:style-name="ce1" office:value-type="string" calcext:value-type="string">
            <text:p>t4 calls</text:p>
          </table:table-cell>
          <table:table-cell table:style-name="ce10" office:value-type="string" calcext:value-type="string">
            <text:p>t4 rate</text:p>
          </table:table-cell>
          <table:table-cell table:style-name="ce1" office:value-type="string" calcext:value-type="string">
            <text:p>t5 calls</text:p>
          </table:table-cell>
          <table:table-cell table:style-name="ce10" office:value-type="string" calcext:value-type="string">
            <text:p>t5 rate</text:p>
          </table:table-cell>
          <table:table-cell table:style-name="ce1" office:value-type="string" calcext:value-type="string">
            <text:p>t10 calls</text:p>
          </table:table-cell>
          <table:table-cell table:style-name="ce10" office:value-type="string" calcext:value-type="string">
            <text:p>t10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19" calcext:value-type="float">
            <text:p>4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1" calcext:value-type="float">
            <text:p>47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74" calcext:value-type="float">
            <text:p>40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26" calcext:value-type="float">
            <text:p>4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4" calcext:value-type="float">
            <text:p>38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1" calcext:value-type="float">
            <text:p>4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70" calcext:value-type="float">
            <text:p>37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2" calcext:value-type="float">
            <text:p>32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1" calcext:value-type="float">
            <text:p>18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5" calcext:value-type="float">
            <text:p>1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2" calcext:value-type="float">
            <text:p>225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37" calcext:value-type="float">
            <text:p>223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" calcext:value-type="float">
            <text:p>1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59" calcext:value-type="float">
            <text:p>32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26" calcext:value-type="float">
            <text:p>31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386" calcext:value-type="float">
            <text:p>413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6" calcext:value-type="float">
            <text:p>18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6" calcext:value-type="float">
            <text:p>18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6" calcext:value-type="float">
            <text:p>22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3" calcext:value-type="float">
            <text:p>2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1" calcext:value-type="float">
            <text:p>20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4" calcext:value-type="float">
            <text:p>41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49" calcext:value-type="float">
            <text:p>4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61" calcext:value-type="float">
            <text:p>34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62" calcext:value-type="float">
            <text:p>58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44" calcext:value-type="float">
            <text:p>53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27" calcext:value-type="float">
            <text:p>422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97" calcext:value-type="float">
            <text:p>10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08" calcext:value-type="float">
            <text:p>9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26" calcext:value-type="float">
            <text:p>692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19" calcext:value-type="float">
            <text:p>82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78" calcext:value-type="float">
            <text:p>72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52" calcext:value-type="float">
            <text:p>56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06" calcext:value-type="float">
            <text:p>30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50" calcext:value-type="float">
            <text:p>28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41" calcext:value-type="float">
            <text:p>5141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906" calcext:value-type="float">
            <text:p>4906</text:p>
          </table:table-cell>
          <table:table-cell office:value-type="percentage" office:value="0.8333" calcext:value-type="percentage">
            <text:p>8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8" calcext:value-type="float">
            <text:p>39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14" calcext:value-type="float">
            <text:p>371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57" calcext:value-type="float">
            <text:p>87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84" calcext:value-type="float">
            <text:p>928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84" calcext:value-type="float">
            <text:p>17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17" calcext:value-type="float">
            <text:p>1701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18" calcext:value-type="float">
            <text:p>8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17" calcext:value-type="float">
            <text:p>811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24" calcext:value-type="float">
            <text:p>79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3" calcext:value-type="float">
            <text:p>772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82" calcext:value-type="float">
            <text:p>76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3" calcext:value-type="float">
            <text:p>721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30" calcext:value-type="float">
            <text:p>47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82" calcext:value-type="float">
            <text:p>448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99" calcext:value-type="float">
            <text:p>70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77" calcext:value-type="float">
            <text:p>657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2" calcext:value-type="float">
            <text:p>63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43" calcext:value-type="float">
            <text:p>61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55" calcext:value-type="float">
            <text:p>74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92" calcext:value-type="float">
            <text:p>739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96" calcext:value-type="float">
            <text:p>8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8" calcext:value-type="float">
            <text:p>836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57" calcext:value-type="float">
            <text:p>117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273" calcext:value-type="float">
            <text:p>11273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6" calcext:value-type="float">
            <text:p>31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37" calcext:value-type="float">
            <text:p>3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4" calcext:value-type="float">
            <text:p>31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6" calcext:value-type="float">
            <text:p>307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2" table:formula="of:=SUM([.B3:.B35])" office:value-type="float" office:value="298267" calcext:value-type="float">
            <text:p>298267</text:p>
          </table:table-cell>
          <table:table-cell table:style-name="ce6" table:formula="of:=AVERAGE([.C3:.C35])" office:value-type="percentage" office:value="1" calcext:value-type="percentage">
            <text:p>100,00%</text:p>
          </table:table-cell>
          <table:table-cell table:style-name="ce7" table:formula="of:=SUM([.D3:.D35])" office:value-type="float" office:value="206331" calcext:value-type="float">
            <text:p>206331</text:p>
          </table:table-cell>
          <table:table-cell table:style-name="ce6" table:formula="of:=AVERAGE([.E3:.E35])" office:value-type="percentage" office:value="0.993942424242424" calcext:value-type="percentage">
            <text:p>99,39%</text:p>
          </table:table-cell>
          <table:table-cell table:style-name="ce7" table:formula="of:=SUM([.F3:.F35])" office:value-type="float" office:value="198596" calcext:value-type="float">
            <text:p>198596</text:p>
          </table:table-cell>
          <table:table-cell table:style-name="ce6" table:formula="of:=AVERAGE([.G3:.G35])" office:value-type="percentage" office:value="0.991918181818182" calcext:value-type="percentage">
            <text:p>99,19%</text:p>
          </table:table-cell>
          <table:table-cell table:style-name="ce7" table:formula="of:=SUM([.H3:.H35])" office:value-type="float" office:value="89818" calcext:value-type="float">
            <text:p>89818</text:p>
          </table:table-cell>
          <table:table-cell table:style-name="ce6" table:formula="of:=AVERAGE([.I3:.I35])" office:value-type="percentage" office:value="0.998041176470588" calcext:value-type="percentage">
            <text:p>99,80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" table:number-columns-repeated="2"/>
          <table:table-cell table:style-name="ce10"/>
          <table:table-cell table:style-name="ce8" office:value-type="string" calcext:value-type="string" table:number-columns-spanned="6" table:number-rows-spanned="1">
            <text:p>TWO ISLANDS DECIDE</text:p>
          </table:table-cell>
          <table:covered-table-cell table:style-name="ce10"/>
          <table:covered-table-cell table:style-name="ce1"/>
          <table:covered-table-cell table:style-name="ce10"/>
          <table:covered-table-cell table:style-name="ce1"/>
          <table:covered-table-cell table:style-name="ce10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10" office:value-type="string" calcext:value-type="string">
            <text:p>T1_RATE</text:p>
          </table:table-cell>
          <table:table-cell table:style-name="ce1" office:value-type="string" calcext:value-type="string">
            <text:p>T2_CALLS</text:p>
          </table:table-cell>
          <table:table-cell table:style-name="ce10" office:value-type="string" calcext:value-type="string">
            <text:p>T2_RATE</text:p>
          </table:table-cell>
          <table:table-cell table:style-name="ce1" office:value-type="string" calcext:value-type="string">
            <text:p>T4_CALLS</text:p>
          </table:table-cell>
          <table:table-cell table:style-name="ce10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10" office:value-type="string" calcext:value-type="string">
            <text:p>T5_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4" calcext:value-type="float">
            <text:p>51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4" calcext:value-type="float">
            <text:p>5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76" calcext:value-type="float">
            <text:p>48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26" calcext:value-type="float">
            <text:p>48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42" calcext:value-type="float">
            <text:p>4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0" calcext:value-type="float">
            <text:p>45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94" calcext:value-type="float">
            <text:p>4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06" calcext:value-type="float">
            <text:p>4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90" calcext:value-type="float">
            <text:p>40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" calcext:value-type="float">
            <text:p>1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7" calcext:value-type="float">
            <text:p>1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9" calcext:value-type="float">
            <text:p>2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9" calcext:value-type="float">
            <text:p>228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3" calcext:value-type="float">
            <text:p>1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56" calcext:value-type="float">
            <text:p>310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84" calcext:value-type="float">
            <text:p>32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93" calcext:value-type="float">
            <text:p>338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1" calcext:value-type="float">
            <text:p>18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7" calcext:value-type="float">
            <text:p>1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9" calcext:value-type="float">
            <text:p>18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8" calcext:value-type="float">
            <text:p>1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0" calcext:value-type="float">
            <text:p>18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3" calcext:value-type="float">
            <text:p>23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3" calcext:value-type="float">
            <text:p>23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72" calcext:value-type="float">
            <text:p>227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23" calcext:value-type="float">
            <text:p>46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43" calcext:value-type="float">
            <text:p>4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34" calcext:value-type="float">
            <text:p>42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73" calcext:value-type="float">
            <text:p>68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33" calcext:value-type="float">
            <text:p>6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8" calcext:value-type="float">
            <text:p>571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81" calcext:value-type="float">
            <text:p>124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3" calcext:value-type="float">
            <text:p>10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32" calcext:value-type="float">
            <text:p>101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99" calcext:value-type="float">
            <text:p>96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46" calcext:value-type="float">
            <text:p>86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63" calcext:value-type="float">
            <text:p>77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3" calcext:value-type="float">
            <text:p>31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4" calcext:value-type="float">
            <text:p>31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607" calcext:value-type="float">
            <text:p>560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41" calcext:value-type="float">
            <text:p>5241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1" calcext:value-type="float">
            <text:p>43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0" calcext:value-type="float">
            <text:p>4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8" calcext:value-type="float">
            <text:p>38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19" calcext:value-type="float">
            <text:p>9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96" calcext:value-type="float">
            <text:p>95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93" calcext:value-type="float">
            <text:p>92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06" calcext:value-type="float">
            <text:p>17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28" calcext:value-type="float">
            <text:p>165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49" calcext:value-type="float">
            <text:p>174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84" calcext:value-type="float">
            <text:p>8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68" calcext:value-type="float">
            <text:p>8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387" calcext:value-type="float">
            <text:p>8387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8" calcext:value-type="float">
            <text:p>8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2" calcext:value-type="float">
            <text:p>80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1" calcext:value-type="float">
            <text:p>77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42" calcext:value-type="float">
            <text:p>80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6" calcext:value-type="float">
            <text:p>77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3" calcext:value-type="float">
            <text:p>77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5" calcext:value-type="float">
            <text:p>5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21" calcext:value-type="float">
            <text:p>49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7" calcext:value-type="float">
            <text:p>46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3" calcext:value-type="float">
            <text:p>7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24" calcext:value-type="float">
            <text:p>72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85" calcext:value-type="float">
            <text:p>67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5" calcext:value-type="float">
            <text:p>6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15" calcext:value-type="float">
            <text:p>6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70" calcext:value-type="float">
            <text:p>637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2" calcext:value-type="float">
            <text:p>7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3" calcext:value-type="float">
            <text:p>77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43" calcext:value-type="float">
            <text:p>74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85" calcext:value-type="float">
            <text:p>9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27" calcext:value-type="float">
            <text:p>9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24" calcext:value-type="float">
            <text:p>8524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8" calcext:value-type="float">
            <text:p>120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7" calcext:value-type="float">
            <text:p>118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260" calcext:value-type="float">
            <text:p>11260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7" calcext:value-type="float">
            <text:p>33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0" calcext:value-type="float">
            <text:p>3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18" calcext:value-type="float">
            <text:p>311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5" calcext:value-type="float">
            <text:p>33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5" calcext:value-type="float">
            <text:p>3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0" calcext:value-type="float">
            <text:p>31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2"/>
          <table:table-cell table:style-name="ce2" table:formula="of:=SUM([.B40:.B72])" office:value-type="float" office:value="298267" calcext:value-type="float">
            <text:p>298267</text:p>
          </table:table-cell>
          <table:table-cell table:style-name="ce6" table:formula="of:=AVERAGE([.C40:.C72])" office:value-type="percentage" office:value="1" calcext:value-type="percentage">
            <text:p>100,00%</text:p>
          </table:table-cell>
          <table:table-cell table:style-name="ce7" table:formula="of:=SUM([.D40:.D72])" office:value-type="float" office:value="217938" calcext:value-type="float">
            <text:p>217938</text:p>
          </table:table-cell>
          <table:table-cell table:style-name="ce6" table:formula="of:=AVERAGE([.E40:.E72])" office:value-type="percentage" office:value="0.997978787878788" calcext:value-type="percentage">
            <text:p>99,80%</text:p>
          </table:table-cell>
          <table:table-cell table:style-name="ce7" table:formula="of:=SUM([.F40:.F72])" office:value-type="float" office:value="211030" calcext:value-type="float">
            <text:p>211030</text:p>
          </table:table-cell>
          <table:table-cell table:style-name="ce6" table:formula="of:=AVERAGE([.G40:.G72])" office:value-type="percentage" office:value="0.996972727272727" calcext:value-type="percentage">
            <text:p>99,70%</text:p>
          </table:table-cell>
          <table:table-cell table:style-name="ce7" table:formula="of:=SUM([.H40:.H72])" office:value-type="float" office:value="206750" calcext:value-type="float">
            <text:p>206750</text:p>
          </table:table-cell>
          <table:table-cell table:style-name="ce6" table:formula="of:=AVERAGE([.I40:.I72])" office:value-type="percentage" office:value="0.994951515151515" calcext:value-type="percentage">
            <text:p>99,50%</text:p>
          </table:table-cell>
        </table:table-row>
      </table:table>
      <table:table table:name="Nto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row table:style-name="ro3">
          <table:table-cell table:style-name="ce1" table:number-columns-repeated="2"/>
          <table:table-cell table:style-name="ce10"/>
          <table:table-cell table:style-name="ce8" office:value-type="string" calcext:value-type="string" table:number-columns-spanned="6" table:number-rows-spanned="1">
            <text:p>TWO ISLANDS DECIDE</text:p>
          </table:table-cell>
          <table:covered-table-cell table:style-name="ce10"/>
          <table:covered-table-cell table:style-name="ce1"/>
          <table:covered-table-cell table:style-name="ce10"/>
          <table:covered-table-cell table:style-name="ce1"/>
          <table:covered-table-cell table:style-name="ce10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10" office:value-type="string" calcext:value-type="string">
            <text:p>T1_RATE</text:p>
          </table:table-cell>
          <table:table-cell table:style-name="ce1" office:value-type="string" calcext:value-type="string">
            <text:p>T2_CALLS</text:p>
          </table:table-cell>
          <table:table-cell table:style-name="ce10" office:value-type="string" calcext:value-type="string">
            <text:p>T2_RATE</text:p>
          </table:table-cell>
          <table:table-cell table:style-name="ce1" office:value-type="string" calcext:value-type="string">
            <text:p>T4_CALLS</text:p>
          </table:table-cell>
          <table:table-cell table:style-name="ce10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10" office:value-type="string" calcext:value-type="string">
            <text:p>T5_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4" calcext:value-type="float">
            <text:p>51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2" calcext:value-type="float">
            <text:p>50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93" calcext:value-type="float">
            <text:p>48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26" calcext:value-type="float">
            <text:p>48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1" calcext:value-type="float">
            <text:p>45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94" calcext:value-type="float">
            <text:p>4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1" calcext:value-type="float">
            <text:p>42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6" calcext:value-type="float">
            <text:p>415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" calcext:value-type="float">
            <text:p>1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2" calcext:value-type="float">
            <text:p>1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4" calcext:value-type="float">
            <text:p>18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56" calcext:value-type="float">
            <text:p>310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184" calcext:value-type="float">
            <text:p>301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1" calcext:value-type="float">
            <text:p>18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7" calcext:value-type="float">
            <text:p>1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0" calcext:value-type="float">
            <text:p>19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2" calcext:value-type="float">
            <text:p>18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3" calcext:value-type="float">
            <text:p>23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2" calcext:value-type="float">
            <text:p>23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23" calcext:value-type="float">
            <text:p>46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19" calcext:value-type="float">
            <text:p>4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0" calcext:value-type="float">
            <text:p>418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73" calcext:value-type="float">
            <text:p>68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47" calcext:value-type="float">
            <text:p>64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59" calcext:value-type="float">
            <text:p>595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81" calcext:value-type="float">
            <text:p>124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6" calcext:value-type="float">
            <text:p>11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3" calcext:value-type="float">
            <text:p>99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99" calcext:value-type="float">
            <text:p>96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0" calcext:value-type="float">
            <text:p>90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15" calcext:value-type="float">
            <text:p>83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3" calcext:value-type="float">
            <text:p>31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8" calcext:value-type="float">
            <text:p>30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00" calcext:value-type="float">
            <text:p>30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546" calcext:value-type="float">
            <text:p>554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15" calcext:value-type="float">
            <text:p>5215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1" calcext:value-type="float">
            <text:p>43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2" calcext:value-type="float">
            <text:p>4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2" calcext:value-type="float">
            <text:p>387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19" calcext:value-type="float">
            <text:p>9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98" calcext:value-type="float">
            <text:p>93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68" calcext:value-type="float">
            <text:p>866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06" calcext:value-type="float">
            <text:p>17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13" calcext:value-type="float">
            <text:p>175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12" calcext:value-type="float">
            <text:p>166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84" calcext:value-type="float">
            <text:p>8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90" calcext:value-type="float">
            <text:p>86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79" calcext:value-type="float">
            <text:p>86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8" calcext:value-type="float">
            <text:p>8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7" calcext:value-type="float">
            <text:p>8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9" calcext:value-type="float">
            <text:p>748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42" calcext:value-type="float">
            <text:p>80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17" calcext:value-type="float">
            <text:p>77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25" calcext:value-type="float">
            <text:p>74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5" calcext:value-type="float">
            <text:p>5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69" calcext:value-type="float">
            <text:p>4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75" calcext:value-type="float">
            <text:p>47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3" calcext:value-type="float">
            <text:p>7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04" calcext:value-type="float">
            <text:p>7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8" calcext:value-type="float">
            <text:p>696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5" calcext:value-type="float">
            <text:p>6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89" calcext:value-type="float">
            <text:p>6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7" calcext:value-type="float">
            <text:p>62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2" calcext:value-type="float">
            <text:p>7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2" calcext:value-type="float">
            <text:p>76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92" calcext:value-type="float">
            <text:p>72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85" calcext:value-type="float">
            <text:p>9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1" calcext:value-type="float">
            <text:p>8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89" calcext:value-type="float">
            <text:p>8489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8" calcext:value-type="float">
            <text:p>120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81" calcext:value-type="float">
            <text:p>1148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1319" calcext:value-type="float">
            <text:p>11319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7" calcext:value-type="float">
            <text:p>33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2" calcext:value-type="float">
            <text:p>3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49" calcext:value-type="float">
            <text:p>31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5" calcext:value-type="float">
            <text:p>33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0" calcext:value-type="float">
            <text:p>3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82" calcext:value-type="float">
            <text:p>31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2"/>
          <table:table-cell table:style-name="ce2" table:formula="of:=SUM([.B3:.B35])" office:value-type="float" office:value="298267" calcext:value-type="float">
            <text:p>298267</text:p>
          </table:table-cell>
          <table:table-cell table:style-name="ce6" table:formula="of:=AVERAGE([.C3:.C35])" office:value-type="percentage" office:value="1" calcext:value-type="percentage">
            <text:p>100,00%</text:p>
          </table:table-cell>
          <table:table-cell table:style-name="ce7" table:formula="of:=SUM([.D3:.D35])" office:value-type="float" office:value="217938" calcext:value-type="float">
            <text:p>217938</text:p>
          </table:table-cell>
          <table:table-cell table:style-name="ce6" table:formula="of:=AVERAGE([.E3:.E35])" office:value-type="percentage" office:value="0.997978787878788" calcext:value-type="percentage">
            <text:p>99,80%</text:p>
          </table:table-cell>
          <table:table-cell table:style-name="ce7" table:formula="of:=SUM([.F3:.F35])" office:value-type="float" office:value="212661" calcext:value-type="float">
            <text:p>212661</text:p>
          </table:table-cell>
          <table:table-cell table:style-name="ce6" table:formula="of:=AVERAGE([.G3:.G35])" office:value-type="percentage" office:value="0.995960606060606" calcext:value-type="percentage">
            <text:p>99,60%</text:p>
          </table:table-cell>
          <table:table-cell table:style-name="ce7" table:formula="of:=SUM([.H3:.H35])" office:value-type="float" office:value="202083" calcext:value-type="float">
            <text:p>202083</text:p>
          </table:table-cell>
          <table:table-cell table:style-name="ce6" table:formula="of:=AVERAGE([.I3:.I35])" office:value-type="percentage" office:value="0.991921212121212" calcext:value-type="percentage">
            <text:p>99,19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ARTICLES=2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NtoN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16375" table:default-cell-style-name="Default"/>
        <table:table-row table:style-name="ro1">
          <table:table-cell table:style-name="ce1" table:number-columns-repeated="2"/>
          <table:table-cell table:style-name="ce10"/>
          <table:table-cell table:style-name="ce1" office:value-type="string" calcext:value-type="string" table:number-columns-spanned="6" table:number-rows-spanned="1">
            <text:p>ONE ISLAND DECIDE</text:p>
          </table:table-cell>
          <table:covered-table-cell table:style-name="ce10"/>
          <table:covered-table-cell table:style-name="ce1"/>
          <table:covered-table-cell table:style-name="ce10"/>
          <table:covered-table-cell table:style-name="ce1"/>
          <table:covered-table-cell table:style-name="ce10"/>
          <table:table-cell table:number-columns-repeated="1637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10" office:value-type="string" calcext:value-type="string">
            <text:p>T1_RATE</text:p>
          </table:table-cell>
          <table:table-cell table:style-name="ce1" office:value-type="string" calcext:value-type="string">
            <text:p>T2_CALLS</text:p>
          </table:table-cell>
          <table:table-cell table:style-name="ce10" office:value-type="string" calcext:value-type="string">
            <text:p>T2_RATE</text:p>
          </table:table-cell>
          <table:table-cell table:style-name="ce1" office:value-type="string" calcext:value-type="string">
            <text:p>T4_CALLS</text:p>
          </table:table-cell>
          <table:table-cell table:style-name="ce10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10" office:value-type="string" calcext:value-type="string">
            <text:p>T5_R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4" calcext:value-type="float">
            <text:p>51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49" calcext:value-type="float">
            <text:p>39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74" calcext:value-type="float">
            <text:p>357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26" calcext:value-type="float">
            <text:p>48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08" calcext:value-type="float">
            <text:p>38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5" calcext:value-type="float">
            <text:p>345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94" calcext:value-type="float">
            <text:p>4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5" calcext:value-type="float">
            <text:p>3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2" calcext:value-type="float">
            <text:p>302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" calcext:value-type="float">
            <text:p>1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0" calcext:value-type="float">
            <text:p>1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9" calcext:value-type="float">
            <text:p>187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5" calcext:value-type="float">
            <text:p>221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40" calcext:value-type="float">
            <text:p>214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1" calcext:value-type="float">
            <text:p>1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56" calcext:value-type="float">
            <text:p>310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130" calcext:value-type="float">
            <text:p>211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08" calcext:value-type="float">
            <text:p>2200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1" calcext:value-type="float">
            <text:p>18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7" calcext:value-type="float">
            <text:p>1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6" calcext:value-type="float">
            <text:p>18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2" calcext:value-type="float">
            <text:p>183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2" calcext:value-type="float">
            <text:p>185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3" calcext:value-type="float">
            <text:p>23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1" calcext:value-type="float">
            <text:p>22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23" calcext:value-type="float">
            <text:p>46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4" calcext:value-type="float">
            <text:p>35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8" calcext:value-type="float">
            <text:p>317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73" calcext:value-type="float">
            <text:p>68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11" calcext:value-type="float">
            <text:p>41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89" calcext:value-type="float">
            <text:p>348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81" calcext:value-type="float">
            <text:p>124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70" calcext:value-type="float">
            <text:p>72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17" calcext:value-type="float">
            <text:p>581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99" calcext:value-type="float">
            <text:p>96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93" calcext:value-type="float">
            <text:p>51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77" calcext:value-type="float">
            <text:p>427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3" calcext:value-type="float">
            <text:p>31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1" calcext:value-type="float">
            <text:p>27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8" calcext:value-type="float">
            <text:p>255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095" calcext:value-type="float">
            <text:p>4095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626" calcext:value-type="float">
            <text:p>3626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1" calcext:value-type="float">
            <text:p>43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3" calcext:value-type="float">
            <text:p>32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05" calcext:value-type="float">
            <text:p>2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19" calcext:value-type="float">
            <text:p>9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3" calcext:value-type="float">
            <text:p>70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01" calcext:value-type="float">
            <text:p>690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06" calcext:value-type="float">
            <text:p>17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74" calcext:value-type="float">
            <text:p>14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58" calcext:value-type="float">
            <text:p>1615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84" calcext:value-type="float">
            <text:p>8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96" calcext:value-type="float">
            <text:p>609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406" calcext:value-type="float">
            <text:p>5406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8" calcext:value-type="float">
            <text:p>8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77" calcext:value-type="float">
            <text:p>577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5111" calcext:value-type="float">
            <text:p>5111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42" calcext:value-type="float">
            <text:p>80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5" calcext:value-type="float">
            <text:p>543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203" calcext:value-type="float">
            <text:p>520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5" calcext:value-type="float">
            <text:p>5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6" calcext:value-type="float">
            <text:p>38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6" calcext:value-type="float">
            <text:p>354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3" calcext:value-type="float">
            <text:p>7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27" calcext:value-type="float">
            <text:p>54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67" calcext:value-type="float">
            <text:p>486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5" calcext:value-type="float">
            <text:p>6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60" calcext:value-type="float">
            <text:p>49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45" calcext:value-type="float">
            <text:p>444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2" calcext:value-type="float">
            <text:p>7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20" calcext:value-type="float">
            <text:p>56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88" calcext:value-type="float">
            <text:p>508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85" calcext:value-type="float">
            <text:p>9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17" calcext:value-type="float">
            <text:p>6317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5972" calcext:value-type="float">
            <text:p>5972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8" calcext:value-type="float">
            <text:p>120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87" calcext:value-type="float">
            <text:p>828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7282" calcext:value-type="float">
            <text:p>7282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7" calcext:value-type="float">
            <text:p>33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9" calcext:value-type="float">
            <text:p>2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5" calcext:value-type="float">
            <text:p>33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6" calcext:value-type="float">
            <text:p>28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2" table:formula="of:=SUM([.B3:.B35])" office:value-type="float" office:value="298267" calcext:value-type="float">
            <text:p>298267</text:p>
          </table:table-cell>
          <table:table-cell table:style-name="ce6" table:formula="of:=AVERAGE([.C3:.C35])" office:value-type="percentage" office:value="1" calcext:value-type="percentage">
            <text:p>100,00%</text:p>
          </table:table-cell>
          <table:table-cell table:style-name="ce7" table:formula="of:=SUM([.D3:.D35])" office:value-type="float" office:value="217938" calcext:value-type="float">
            <text:p>217938</text:p>
          </table:table-cell>
          <table:table-cell table:style-name="ce6" table:formula="of:=AVERAGE([.E3:.E35])" office:value-type="percentage" office:value="0.997978787878788" calcext:value-type="percentage">
            <text:p>99,80%</text:p>
          </table:table-cell>
          <table:table-cell table:style-name="ce7" table:formula="of:=SUM([.F3:.F35])" office:value-type="float" office:value="158212" calcext:value-type="float">
            <text:p>158212</text:p>
          </table:table-cell>
          <table:table-cell table:style-name="ce6" table:formula="of:=AVERAGE([.G3:.G35])" office:value-type="percentage" office:value="0.957575757575758" calcext:value-type="percentage">
            <text:p>95,76%</text:p>
          </table:table-cell>
          <table:table-cell table:style-name="ce7" table:formula="of:=SUM([.H3:.H35])" office:value-type="float" office:value="150316" calcext:value-type="float">
            <text:p>150316</text:p>
          </table:table-cell>
          <table:table-cell table:style-name="ce6" table:formula="of:=AVERAGE([.I3:.I35])" office:value-type="percentage" office:value="0.942433333333333" calcext:value-type="percentage">
            <text:p>94,24%</text:p>
          </table:table-cell>
          <table:table-cell table:style-name="ce2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table:style-name="ce1" table:number-columns-repeated="2"/>
          <table:table-cell table:style-name="ce10"/>
          <table:table-cell table:style-name="ce8" office:value-type="string" calcext:value-type="string" table:number-columns-spanned="6" table:number-rows-spanned="1">
            <text:p>TWO ISLANDS DECIDE</text:p>
          </table:table-cell>
          <table:covered-table-cell table:style-name="ce10"/>
          <table:covered-table-cell table:style-name="ce1"/>
          <table:covered-table-cell table:style-name="ce10"/>
          <table:covered-table-cell table:style-name="ce1"/>
          <table:covered-table-cell table:style-name="ce10"/>
          <table:table-cell table:number-columns-repeated="16375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1_CALLS</text:p>
          </table:table-cell>
          <table:table-cell table:style-name="ce10" office:value-type="string" calcext:value-type="string">
            <text:p>T1_RATE</text:p>
          </table:table-cell>
          <table:table-cell table:style-name="ce1" office:value-type="string" calcext:value-type="string">
            <text:p>T2_CALLS</text:p>
          </table:table-cell>
          <table:table-cell table:style-name="ce10" office:value-type="string" calcext:value-type="string">
            <text:p>T2_RATE</text:p>
          </table:table-cell>
          <table:table-cell table:style-name="ce1" office:value-type="string" calcext:value-type="string">
            <text:p>T4_CALLS</text:p>
          </table:table-cell>
          <table:table-cell table:style-name="ce10" office:value-type="string" calcext:value-type="string">
            <text:p>T4_RATE</text:p>
          </table:table-cell>
          <table:table-cell table:style-name="ce1" office:value-type="string" calcext:value-type="string">
            <text:p>T5_CALLS</text:p>
          </table:table-cell>
          <table:table-cell table:style-name="ce10" office:value-type="string" calcext:value-type="string">
            <text:p>T5_R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5908" calcext:value-type="float">
            <text:p>5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4" calcext:value-type="float">
            <text:p>51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34" calcext:value-type="float">
            <text:p>41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79" calcext:value-type="float">
            <text:p>367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5415" calcext:value-type="float">
            <text:p>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26" calcext:value-type="float">
            <text:p>48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36" calcext:value-type="float">
            <text:p>3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5" calcext:value-type="float">
            <text:p>356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67" calcext:value-type="float">
            <text:p>5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94" calcext:value-type="float">
            <text:p>4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84" calcext:value-type="float">
            <text:p>3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27" calcext:value-type="float">
            <text:p>312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1886" calcext:value-type="float">
            <text:p>1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" calcext:value-type="float">
            <text:p>1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0" calcext:value-type="float">
            <text:p>1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518" calcext:value-type="float">
            <text:p>2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1" calcext:value-type="float">
            <text:p>22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5" calcext:value-type="float">
            <text:p>220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8" calcext:value-type="float">
            <text:p>1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6" calcext:value-type="float">
            <text:p>1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4" calcext:value-type="float">
            <text:p>181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3" calcext:value-type="float">
            <text:p>1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44910" calcext:value-type="float">
            <text:p>44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56" calcext:value-type="float">
            <text:p>310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100" calcext:value-type="float">
            <text:p>2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21" calcext:value-type="float">
            <text:p>2122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1" calcext:value-type="float">
            <text:p>18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7" calcext:value-type="float">
            <text:p>181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7" calcext:value-type="float">
            <text:p>1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4" calcext:value-type="float">
            <text:p>18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8" calcext:value-type="float">
            <text:p>19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4" calcext:value-type="float">
            <text:p>188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428" calcext:value-type="float">
            <text:p>2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3" calcext:value-type="float">
            <text:p>23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9" calcext:value-type="float">
            <text:p>2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0" calcext:value-type="float">
            <text:p>220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5544" calcext:value-type="float">
            <text:p>55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23" calcext:value-type="float">
            <text:p>46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75" calcext:value-type="float">
            <text:p>3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7" calcext:value-type="float">
            <text:p>321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121" calcext:value-type="float">
            <text:p>11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73" calcext:value-type="float">
            <text:p>68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71" calcext:value-type="float">
            <text:p>42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29" calcext:value-type="float">
            <text:p>362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08" calcext:value-type="float">
            <text:p>24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81" calcext:value-type="float">
            <text:p>124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44" calcext:value-type="float">
            <text:p>72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90" calcext:value-type="float">
            <text:p>599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99" calcext:value-type="float">
            <text:p>96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34" calcext:value-type="float">
            <text:p>51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4" calcext:value-type="float">
            <text:p>442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406" calcext:value-type="float">
            <text:p>3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3" calcext:value-type="float">
            <text:p>31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6" calcext:value-type="float">
            <text:p>27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3" calcext:value-type="float">
            <text:p>260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7611" calcext:value-type="float">
            <text:p>7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161" calcext:value-type="float">
            <text:p>4161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746" calcext:value-type="float">
            <text:p>3746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1" calcext:value-type="float">
            <text:p>43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01" calcext:value-type="float">
            <text:p>33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5" calcext:value-type="float">
            <text:p>302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859" calcext:value-type="float">
            <text:p>1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19" calcext:value-type="float">
            <text:p>9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82" calcext:value-type="float">
            <text:p>75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2" calcext:value-type="float">
            <text:p>714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1640" calcext:value-type="float">
            <text:p>21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06" calcext:value-type="float">
            <text:p>173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16" calcext:value-type="float">
            <text:p>159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87" calcext:value-type="float">
            <text:p>1528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491" calcext:value-type="float">
            <text:p>1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84" calcext:value-type="float">
            <text:p>8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43" calcext:value-type="float">
            <text:p>624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451" calcext:value-type="float">
            <text:p>545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755" calcext:value-type="float">
            <text:p>10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8" calcext:value-type="float">
            <text:p>8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94" calcext:value-type="float">
            <text:p>579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288" calcext:value-type="float">
            <text:p>5288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57" calcext:value-type="float">
            <text:p>10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42" calcext:value-type="float">
            <text:p>80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67" calcext:value-type="float">
            <text:p>576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795" calcext:value-type="float">
            <text:p>4795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6045" calcext:value-type="float">
            <text:p>6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25" calcext:value-type="float">
            <text:p>5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6" calcext:value-type="float">
            <text:p>39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15" calcext:value-type="float">
            <text:p>361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9764" calcext:value-type="float">
            <text:p>9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3" calcext:value-type="float">
            <text:p>7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6" calcext:value-type="float">
            <text:p>53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3" calcext:value-type="float">
            <text:p>4883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21" calcext:value-type="float">
            <text:p>8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5" calcext:value-type="float">
            <text:p>6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2" calcext:value-type="float">
            <text:p>49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4" calcext:value-type="float">
            <text:p>436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218" calcext:value-type="float">
            <text:p>10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2" calcext:value-type="float">
            <text:p>7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3" calcext:value-type="float">
            <text:p>57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4" calcext:value-type="float">
            <text:p>498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984" calcext:value-type="float">
            <text:p>11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85" calcext:value-type="float">
            <text:p>9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19" calcext:value-type="float">
            <text:p>641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5501" calcext:value-type="float">
            <text:p>5501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574" calcext:value-type="float">
            <text:p>16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8" calcext:value-type="float">
            <text:p>120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3" calcext:value-type="float">
            <text:p>854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6939" calcext:value-type="float">
            <text:p>6939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0" calcext:value-type="float">
            <text:p>3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7" calcext:value-type="float">
            <text:p>33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0" calcext:value-type="float">
            <text:p>29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8" calcext:value-type="float">
            <text:p>274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28" calcext:value-type="float">
            <text:p>37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5" calcext:value-type="float">
            <text:p>33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5" calcext:value-type="float">
            <text:p>29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72" calcext:value-type="float">
            <text:p>227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2" table:formula="of:=SUM([.B40:.B72])" office:value-type="float" office:value="298267" calcext:value-type="float">
            <text:p>298267</text:p>
          </table:table-cell>
          <table:table-cell table:style-name="ce6" table:formula="of:=AVERAGE([.C40:.C72])" office:value-type="percentage" office:value="1" calcext:value-type="percentage">
            <text:p>100,00%</text:p>
          </table:table-cell>
          <table:table-cell table:style-name="ce7" table:formula="of:=SUM([.D40:.D72])" office:value-type="float" office:value="217938" calcext:value-type="float">
            <text:p>217938</text:p>
          </table:table-cell>
          <table:table-cell table:style-name="ce6" table:formula="of:=AVERAGE([.E40:.E72])" office:value-type="percentage" office:value="0.997978787878788" calcext:value-type="percentage">
            <text:p>99,80%</text:p>
          </table:table-cell>
          <table:table-cell table:style-name="ce7" table:formula="of:=SUM([.F40:.F72])" office:value-type="float" office:value="162763" calcext:value-type="float">
            <text:p>162763</text:p>
          </table:table-cell>
          <table:table-cell table:style-name="ce6" table:formula="of:=AVERAGE([.G40:.G72])" office:value-type="percentage" office:value="0.962627272727273" calcext:value-type="percentage">
            <text:p>96,26%</text:p>
          </table:table-cell>
          <table:table-cell table:style-name="ce7" table:formula="of:=SUM([.H40:.H72])" office:value-type="float" office:value="148763" calcext:value-type="float">
            <text:p>148763</text:p>
          </table:table-cell>
          <table:table-cell table:style-name="ce6" table:formula="of:=AVERAGE([.I40:.I72])" office:value-type="percentage" office:value="0.932324242424242" calcext:value-type="percentage">
            <text:p>93,23%</text:p>
          </table:table-cell>
          <table:table-cell table:style-name="ce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TICLES=2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7:30:34.281101254</meta:creation-date>
    <dc:date>2022-12-19T16:02:10.117791004</dc:date>
    <meta:editing-duration>PT6H42M46S</meta:editing-duration>
    <meta:editing-cycles>378</meta:editing-cycles>
    <meta:generator>LibreOffice/7.4.3.2$Linux_X86_64 LibreOffice_project/40$Build-2</meta:generator>
    <meta:document-statistic meta:table-count="4" meta:cell-count="2592" meta:object-count="0"/>
  </office:meta>
</office:document-meta>
</file>